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21cm" fo:min-width="17.546cm" fo:padding-top="0.151cm" fo:padding-bottom="0.151cm" fo:padding-left="0.276cm" fo:padding-right="0.276cm"/>
    </style:style>
    <style:style style:name="gr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9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background-color="#ffffff"/>
    </style:style>
    <style:style style:name="P5" style:family="paragraph">
      <loext:graphic-properties draw:fill="none" draw:fill-color="#ffffff"/>
      <style:paragraph-properties style:writing-mode="lr-tb"/>
      <style:text-properties fo:background-color="#ffffff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  <style:text-properties fo:background-color="#ffffff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fo:background-color="#ffffff" style:font-size-asian="14pt" style:font-size-complex="14pt"/>
    </style:style>
    <style:style style:name="T1" style:family="text">
      <style:text-properties fo:background-color="#ffffff"/>
    </style:style>
    <style:style style:name="T2" style:family="text">
      <style:text-properties fo:font-size="14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8cm" svg:height="2.223cm" svg:x="1.317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317cm" svg:y1="12.265cm" svg:x2="19.415cm" svg:y2="12.265cm">
          <text:p/>
        </draw:line>
        <draw:frame draw:style-name="gr3" draw:text-style-name="P3" draw:layer="layout" svg:width="2.627cm" svg:height="0.962cm" svg:x="2.97cm" svg:y="10.202cm">
          <draw:text-box>
            <text:p>Trusted</text:p>
          </draw:text-box>
        </draw:frame>
        <draw:frame draw:style-name="gr4" draw:text-style-name="P3" draw:layer="layout" svg:width="2.284cm" svg:height="0.962cm" svg:x="9.283cm" svg:y="10.202cm">
          <draw:text-box>
            <text:p>Virtual</text:p>
          </draw:text-box>
        </draw:frame>
        <draw:frame draw:style-name="gr5" draw:text-style-name="P3" draw:layer="layout" svg:width="4.193cm" svg:height="0.962cm" svg:x="14.47cm" svg:y="10.202cm">
          <draw:text-box>
            <text:p>Consolidated</text:p>
          </draw:text-box>
        </draw:frame>
        <draw:frame draw:style-name="gr6" draw:text-style-name="P5" draw:layer="layout" svg:width="0.68cm" svg:height="0.962cm" svg:x="10.072cm" svg:y="12.4cm">
          <draw:text-box>
            <text:p text:style-name="P4"><text:span text:style-name="T1">t</text:span></text:p>
          </draw:text-box>
        </draw:frame>
        <draw:line draw:style-name="gr7" draw:text-style-name="P2" draw:layer="layout" svg:x1="7.348cm" svg:y1="9.572cm" svg:x2="7.348cm" svg:y2="11.795cm">
          <text:p/>
        </draw:line>
        <draw:line draw:style-name="gr7" draw:text-style-name="P2" draw:layer="layout" svg:x1="13.382cm" svg:y1="9.573cm" svg:x2="13.382cm" svg:y2="11.796cm">
          <text:p/>
        </draw:line>
        <draw:line draw:style-name="gr8" draw:text-style-name="P6" draw:layer="layout" svg:x1="1.35cm" svg:y1="8.671cm" svg:x2="1.35cm" svg:y2="9.442cm">
          <text:p/>
        </draw:line>
        <draw:line draw:style-name="gr8" draw:text-style-name="P6" draw:layer="layout" svg:x1="7.35cm" svg:y1="8.671cm" svg:x2="7.35cm" svg:y2="9.442cm">
          <text:p/>
        </draw:line>
        <draw:line draw:style-name="gr8" draw:text-style-name="P6" draw:layer="layout" svg:x1="13.37cm" svg:y1="8.671cm" svg:x2="13.37cm" svg:y2="9.442cm">
          <text:p/>
        </draw:line>
        <draw:frame draw:style-name="gr9" draw:text-style-name="P8" draw:layer="layout" svg:width="4.447cm" svg:height="0.806cm" svg:x="5.099cm" svg:y="7.23cm">
          <draw:text-box>
            <text:p text:style-name="P7"><text:span text:style-name="T2">Batch sequencing</text:span></text:p>
          </draw:text-box>
        </draw:frame>
        <draw:frame draw:style-name="gr10" draw:text-style-name="P8" draw:layer="layout" svg:width="5.167cm" svg:height="1.361cm" svg:x="10.755cm" svg:y="6.953cm">
          <draw:text-box>
            <text:p text:style-name="P7"><text:span text:style-name="T2">Sequence of batches</text:span></text:p>
            <text:p text:style-name="P7"><text:span text:style-name="T2"><text:s/></text:span><text:span text:style-name="T2">aggregation</text:span></text:p>
          </draw:text-box>
        </draw:frame>
        <draw:frame draw:style-name="gr11" draw:text-style-name="P8" draw:layer="layout" svg:width="5.472cm" svg:height="1.916cm" svg:x="-1.403cm" svg:y="6.675cm">
          <draw:text-box>
            <text:p text:style-name="P7"><text:span text:style-name="T2">Batch generation </text:span></text:p>
            <text:p text:style-name="P7"><text:span text:style-name="T2">&amp;</text:span></text:p>
            <text:p text:style-name="P7"><text:span text:style-name="T2">Broadcast to L2 nod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00:57:06.995159816</dc:date>
    <meta:editing-duration>PT18H34M7S</meta:editing-duration>
    <meta:editing-cycles>21</meta:editing-cycles>
    <meta:generator>LibreOffice/7.3.7.2$Linux_X86_64 LibreOffice_project/30$Build-2</meta:generator>
    <meta:document-statistic meta:object-count="14"/>
  </office:meta>
</office:document-meta>
</file>